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17.5cm" style:type="right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 fo:margin-left="2cm" fo:margin-right="0cm" fo:line-height="150%" fo:text-align="justify" style:justify-single-word="false" fo:text-indent="-2cm" style:auto-text-indent="false">
        <style:tab-stops>
          <style:tab-stop style:position="0.751cm"/>
          <style:tab-stop style:position="2cm"/>
          <style:tab-stop style:position="13.753cm" style:type="center"/>
          <style:tab-stop style:position="14.002cm" style:type="center"/>
          <style:tab-stop style:position="15.923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Addressee">
      <style:paragraph-properties fo:text-align="center" style:justify-single-word="false"/>
    </style:style>
    <style:style style:name="P8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  <style:tab-stop style:position="15.923cm" style:type="right"/>
        </style:tab-stops>
      </style:paragraph-properties>
      <style:text-properties style:use-window-font-color="true" fo:font-size="9pt" style:text-underline-style="none" fo:background-color="transparent" style:font-size-asian="9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529cm" style:auto-text-indent="false"/>
      <style:text-properties fo:font-size="9pt" style:font-size-asian="9pt" style:font-size-complex="9pt"/>
    </style:style>
    <style:style style:name="P10" style:family="paragraph" style:parent-style-name="Text_20_body">
      <style:paragraph-properties fo:margin-left="0cm" fo:margin-right="0cm" fo:text-align="center" style:justify-single-word="false" fo:text-indent="0.097cm" style:auto-text-indent="false"/>
      <style:text-properties fo:font-size="9pt" fo:font-weight="bold" style:font-size-asian="9pt" style:font-size-complex="9pt"/>
    </style:style>
    <style:style style:name="P11" style:family="paragraph" style:parent-style-name="Text_20_body">
      <style:paragraph-properties fo:margin-left="0cm" fo:margin-right="0cm" fo:text-align="center" style:justify-single-word="false" fo:text-indent="0.097cm" style:auto-text-indent="false"/>
      <style:text-properties fo:font-size="9pt" style:font-size-asian="9pt" style:font-size-complex="9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.097cm" style:auto-text-indent="false"/>
      <style:text-properties fo:font-size="9pt" style:font-size-asian="9pt" style:font-size-complex="9pt"/>
    </style:style>
    <style:style style:name="P13" style:family="paragraph" style:parent-style-name="Text_20_body">
      <style:paragraph-properties fo:margin-left="0.554cm" fo:margin-right="0cm" fo:margin-top="0cm" fo:margin-bottom="0cm" loext:contextual-spacing="false" fo:text-align="justify" style:justify-single-word="false" fo:text-indent="-0.529cm" style:auto-text-indent="false"/>
    </style:style>
    <style:style style:name="P14" style:family="paragraph" style:parent-style-name="Text_20_body">
      <style:paragraph-properties fo:margin-left="0.554cm" fo:margin-right="0cm" fo:margin-top="0cm" fo:margin-bottom="0cm" loext:contextual-spacing="false" fo:text-align="justify" style:justify-single-word="false" fo:text-indent="-0.529cm" style:auto-text-indent="false"/>
      <style:text-properties fo:font-size="9pt" style:font-size-asian="9pt" style:font-size-complex="9pt"/>
    </style:style>
    <style:style style:name="P15" style:family="paragraph" style:parent-style-name="Title" style:master-page-name="First_20_Page">
      <style:paragraph-properties style:page-number="auto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7.5cm" style:type="right"/>
        </style:tab-stops>
      </style:paragraph-properties>
      <style:text-properties style:use-window-font-color="true" fo:font-size="11pt" fo:font-weight="normal" officeooo:paragraph-rsid="0008b251" fo:background-color="transparent" style:font-size-asian="11pt" style:font-weight-asian="normal" style:font-size-complex="11pt" style:font-weight-complex="normal"/>
    </style:style>
    <style:style style:name="P17" style:family="paragraph" style:parent-style-name="Text_20_body" style:list-style-name="L1"/>
    <style:style style:name="P18" style:family="paragraph">
      <style:paragraph-properties fo:text-align="center"/>
    </style:style>
    <style:style style:name="P19" style:family="paragraph">
      <style:paragraph-properties fo:text-align="start"/>
      <style:text-properties style:text-line-through-style="none" style:text-line-through-type="none" style:font-name="Tahoma" fo:font-size="10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text-line-through-type="none" fo:font-size="10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8b251"/>
    </style:style>
    <style:style style:name="T6" style:family="text">
      <style:text-properties style:font-name="Symbol"/>
    </style:style>
    <style:style style:name="T7" style:family="text">
      <style:text-properties style:font-name="Symbol" fo:font-size="9pt" style:font-size-asian="9pt" style:font-size-complex="9pt"/>
    </style:style>
    <style:style style:name="T8" style:family="text">
      <style:text-properties fo:font-variant="normal" fo:text-transform="none" style:font-name="Symbol"/>
    </style:style>
    <style:style style:name="T9" style:family="text">
      <style:text-properties fo:font-variant="normal" fo:text-transform="none" style:font-name="Symbol" fo:font-size="9pt" style:font-size-asian="9pt" style:font-size-complex="9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officeooo:rsid="0008b25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Modul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1" form:control-implementation="ooo:com.sun.star.form.component.CommandButton" xml:id="control1" form:id="control1" form:label="RESET" form:printable="false" form:tab-index="1" form:button-type="reset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ombobox form:name="5" form:control-implementation="ooo:com.sun.star.form.component.ComboBox" xml:id="control2" form:id="control2" form:dropdown="true" form:size="20" form:tab-index="2" form:current-value="Il sottoscritto" form:value="Il sottoscrit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Il sottoscritto"/>
            <form:item form:label="La sottoscitta"/>
          </form:combobox>
          <form:text form:name="10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15" form:control-implementation="ooo:com.sun.star.form.component.ComboBox" xml:id="control4" form:id="control4" form:dropdown="true" form:size="20" form:tab-index="4" form:current-value="nato a " form:value="nato a 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nato a"/>
            <form:item form:label="nata a"/>
          </form:combobox>
          <form:text form:name="20" form:control-implementation="ooo:com.sun.star.form.component.TextField" xml:id="control5" form:id="control5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25" form:control-implementation="ooo:com.sun.star.form.component.TextField" xml:id="control6" form:id="control6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45" form:control-implementation="ooo:com.sun.star.form.component.TextField" xml:id="control7" form:id="control7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55" form:control-implementation="ooo:com.sun.star.form.component.TextField" xml:id="control8" form:id="control8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60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35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40" form:control-implementation="ooo:com.sun.star.form.component.TextField" xml:id="control11" form:id="control11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45" form:control-implementation="ooo:com.sun.star.form.component.TextField" xml:id="control12" form:id="control12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50" form:control-implementation="ooo:com.sun.star.form.component.TextField" xml:id="control13" form:id="control13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0" form:control-implementation="ooo:com.sun.star.form.component.TextField" xml:id="control14" form:id="control14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5" form:control-implementation="ooo:com.sun.star.form.component.TextField" xml:id="control15" form:id="control15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40" form:control-implementation="ooo:com.sun.star.form.component.ComboBox" xml:id="control16" form:id="control16" form:dropdown="true" form:size="20" form:tab-index="4" form:current-value="residente in" form:value="residente in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residente in"/>
            <form:item form:label="con sede in"/>
          </form:combobox>
          <form:combobox form:name="50" form:control-implementation="ooo:com.sun.star.form.component.ComboBox" xml:id="control17" form:id="control17" form:dropdown="true" form:size="20" form:tab-index="4" form:current-value="via" form:value="vi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strada"/>
            <form:item form:label="piazza"/>
            <form:item form:label="vicolo"/>
            <form:item form:label="salita"/>
            <form:item form:label="largo"/>
          </form:combobox>
          <form:text form:name="65" form:control-implementation="ooo:com.sun.star.form.component.TextField" xml:id="control18" form:id="control1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" form:control-implementation="ooo:com.sun.star.form.component.TextField" xml:id="control19" form:id="control19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" form:control-implementation="ooo:com.sun.star.form.component.TextField" xml:id="control20" form:id="control20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0" form:control-implementation="ooo:com.sun.star.form.component.TextField" xml:id="control21" form:id="control2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435" form:control-implementation="ooo:com.sun.star.form.component.TextField" xml:id="control22" form:id="control22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8" svg:width="3.26cm" svg:height="0.6cm" svg:x="9.081cm" svg:y="2.007cm" draw:control="control1"/>
      <text:section text:style-name="Sect1" text:name="Sezione1">
        <text:section text:style-name="Sect1" text:name="Sezione2">
          <text:section text:style-name="Sect2" text:name="Sezione3" text:protected="true" text:protection-key="WmoA1RVRhaV49vWLUj5KBMnJpd0=">
            <text:p text:style-name="P15">Richiesta accesso alla procedura di licenze edilizie</text:p>
            <text:p text:style-name="P7">Comune di Trento</text:p>
            <text:p text:style-name="P7">Ufficio Edilizia Privata </text:p>
            <text:p text:style-name="P6">via del Brennero, 312 – 38121 Trento (TN)</text:p>
            <text:p text:style-name="P6">tel. 0461/884798 – Fax. 0461 / 884701 </text:p>
            <text:p text:style-name="P4">PEC: <text:a xlink:type="simple" xlink:href="mailto:servizio.attivitaedilizia@pec.comune.trento.it" text:style-name="Internet_20_link" text:visited-style-name="Visited_20_Internet_20_Link"><text:span text:style-name="T11">servizio.attivitaedilizia@pec.comune.trento.it</text:span></text:a></text:p>
            <text:p text:style-name="P4"/>
            <text:p text:style-name="Text_20_body"><draw:control text:anchor-type="as-char" draw:z-index="1" draw:style-name="gr2" draw:text-style-name="P19" svg:width="3.357cm" svg:height="0.701cm" draw:control="control2"/><text:s/><draw:control text:anchor-type="as-char" draw:z-index="2" draw:style-name="gr2" draw:text-style-name="P20" svg:width="15.438cm" svg:height="0.701cm" draw:control="control3"/></text:p>
            <text:p text:style-name="Text_20_body"><draw:control text:anchor-type="as-char" draw:z-index="3" draw:style-name="gr2" draw:text-style-name="P19" svg:width="2.01cm" svg:height="0.701cm" draw:control="control4"/><text:s/><draw:control text:anchor-type="as-char" draw:z-index="4" draw:style-name="gr2" draw:text-style-name="P20" svg:width="8.716cm" svg:height="0.701cm" draw:control="control5"/><text:s text:c="2"/>il <text:s/><draw:control text:anchor-type="as-char" draw:z-index="5" draw:style-name="gr2" draw:text-style-name="P20" svg:width="7.51cm" svg:height="0.701cm" draw:control="control6"/><text:s/></text:p>
            <text:p text:style-name="Text_20_body">Partita IVA <draw:control text:anchor-type="as-char" draw:z-index="13" draw:style-name="gr2" draw:text-style-name="P20" svg:width="7.67cm" svg:height="0.701cm" draw:control="control14"/><text:s/>codice fiscale <draw:control text:anchor-type="as-char" draw:z-index="14" draw:style-name="gr2" draw:text-style-name="P20" svg:width="7.09cm" svg:height="0.701cm" draw:control="control15"/></text:p>
            <text:p text:style-name="Text_20_body"><draw:control text:anchor-type="paragraph" draw:z-index="15" draw:style-name="gr3" draw:text-style-name="P19" svg:width="2.49cm" svg:height="0.701cm" svg:x="0cm" svg:y="0cm" draw:control="control16"/><text:s/><draw:control text:anchor-type="as-char" draw:z-index="6" draw:style-name="gr2" draw:text-style-name="P20" svg:width="4.58cm" svg:height="0.701cm" draw:control="control7"/><text:s/><draw:control text:anchor-type="as-char" draw:z-index="16" draw:style-name="gr2" draw:text-style-name="P19" svg:width="1.666cm" svg:height="0.701cm" draw:control="control17"/><text:s/><draw:control text:anchor-type="as-char" draw:z-index="7" draw:style-name="gr2" draw:text-style-name="P20" svg:width="6.464cm" svg:height="0.701cm" draw:control="control8"/><text:s/>n. <draw:control text:anchor-type="as-char" draw:z-index="8" draw:style-name="gr2" draw:text-style-name="P20" svg:width="0.793cm" svg:height="0.701cm" draw:control="control9"/><text:s/>CAP <draw:control text:anchor-type="as-char" draw:z-index="17" draw:style-name="gr2" draw:text-style-name="P20" svg:width="1.23cm" svg:height="0.701cm" draw:control="control18"/></text:p>
            <text:p text:style-name="Text_20_body">email <draw:control text:anchor-type="as-char" draw:z-index="9" draw:style-name="gr2" draw:text-style-name="P21" svg:width="7.081cm" svg:height="0.701cm" draw:control="control10"/><text:s/>tel <draw:control text:anchor-type="as-char" draw:z-index="10" draw:style-name="gr2" draw:text-style-name="P20" svg:width="2.685cm" svg:height="0.701cm" draw:control="control11"/><text:s/>fax <draw:control text:anchor-type="as-char" draw:z-index="11" draw:style-name="gr2" draw:text-style-name="P20" svg:width="2.721cm" svg:height="0.701cm" draw:control="control12"/><text:s/>cell <draw:control text:anchor-type="as-char" draw:z-index="12" draw:style-name="gr2" draw:text-style-name="P20" svg:width="3.502cm" svg:height="0.701cm" draw:control="control13"/></text:p>
            <text:p text:style-name="P5"/>
            <text:p text:style-name="P7">in qualità di professionista tecnico abilitato</text:p>
            <text:p text:style-name="P5"/>
            <text:p text:style-name="Text_20_body">iscritto all'Albo <draw:control text:anchor-type="as-char" draw:z-index="18" draw:style-name="gr2" draw:text-style-name="P20" svg:width="5.479cm" svg:height="0.701cm" draw:control="control19"/><text:s/>della Provincia di <draw:control text:anchor-type="as-char" draw:z-index="19" draw:style-name="gr2" draw:text-style-name="P20" svg:width="3.126cm" svg:height="0.701cm" draw:control="control20"/><text:s/>al numero <draw:control text:anchor-type="as-char" draw:z-index="20" draw:style-name="gr2" draw:text-style-name="P20" svg:width="1.996cm" svg:height="0.701cm" draw:control="control21"/></text:p>
            <text:p text:style-name="P7"/>
            <text:p text:style-name="P7">chiede</text:p>
            <text:p text:style-name="P7"/>
            <text:p text:style-name="P2">a codesta Amministrazione Comunale di essere abilitato all'uso della procedura di visualizzazione delle pratiche edilizie. </text:p>
            <text:p text:style-name="P2"/>
            <text:p text:style-name="P16"><text:span text:style-name="T4"><text:tab/>La richiesta va inviata all'indirizzo pec </text:span><text:a xlink:type="simple" xlink:href="mailto:servizio.attivitaedilizia@pec.comune.trento.it" text:style-name="Internet_20_link" text:visited-style-name="Visited_20_Internet_20_Link"><text:span text:style-name="T5">servizio.attivitaedilizia@pec.comune.trento.it</text:span></text:a><text:span text:style-name="T4">, seguirà l'invio delle credenziali all'indirizzo da Lei indicato nella richiesta. </text:span></text:p>
            <text:p text:style-name="P8"/>
            <text:p text:style-name="Text_20_body"/>
            <text:p text:style-name="P1">Luogo e data <draw:control text:anchor-type="as-char" draw:z-index="21" draw:style-name="gr2" draw:text-style-name="P20" svg:width="7.402cm" svg:height="0.701cm" draw:control="control22"/></text:p>
            <text:p text:style-name="P1"/>
            <text:p text:style-name="P1"/>
            <text:p text:style-name="P1"><text:s text:c="16"/><text:span text:style-name="T1"><text:s text:c="2"/><text:tab/><text:tab/><text:tab/></text:span><text:tab/><text:tab/><text:tab/><text:tab/><text:tab/><text:tab/><text:tab/><text:span text:style-name="T1">IL PROGETTISTA</text:span><text:tab/><text:tab/><text:tab/></text:p>
            <text:p text:style-name="P1"><text:span text:style-name="T2"><text:s text:c="43"/><text:tab/></text:span><text:tab/><text:tab/><text:tab/><text:tab/><text:tab/><text:tab/><text:tab/><text:span text:style-name="T2">(timbro e firma per presa visione ed accettazione)</text:span></text:p>
            <text:p text:style-name="P1"/>
            <text:p text:style-name="P1"/>
            <text:p text:style-name="P1"><text:s text:c="17"/><text:tab/><text:tab/><text:tab/><text:tab/><text:tab/><text:tab/><text:tab/><text:tab/><text:tab/><text:tab/>…............................</text:p>
            <text:p text:style-name="P3"/>
            <text:p text:style-name="Text_20_body"><text:span text:style-name="T3">Allegati</text:span>:</text:p>
            <text:list xml:id="list2009999794" text:style-name="L1">
              <text:list-item>
                <text:p text:style-name="P17">copia di documento d'identità in corso di validità.</text:p>
                <text:p text:style-name="P17"/>
              </text:list-item>
            </text:list>
            <text:p text:style-name="Text_20_body"/>
            <text:p text:style-name="Text_20_body"/>
            <text:p text:style-name="P10">Informativa sul trattamento dei dati personali</text:p>
            <text:p text:style-name="P11"><text:soft-page-break/>(art. 13 Regolamento UE n. 2016/679)</text:p>
            <text:p text:style-name="P11">Ai sensi del Regolamento UE n. 2016/679 relativo alla protezione delle persone fisiche con riguardo al trattamento dei dati personali e del decreto legislativo n. 196/2003, si informa che:</text:p>
            <text:p text:style-name="P12"/>
            <text:p text:style-name="P13"><text:span text:style-name="T7">·</text:span><text:span text:style-name="T10">Titolare del trattamento dei dati è il Comune di Trento (email: segreteria_generale@comune.trento.it; sito web: </text:span><text:a xlink:type="simple" xlink:href="http://comune.trento.it/" text:style-name="Internet_20_link" text:visited-style-name="Visited_20_Internet_20_Link"><text:span text:style-name="T10">http://comune.trento.it</text:span></text:a><text:span text:style-name="T10">);</text:span></text:p>
            <text:p text:style-name="P13"><text:span text:style-name="T7">·</text:span><text:span text:style-name="T10">Responsabile per la protezione dei dati è il Consorzio dei Comuni Trentini (email: servizioRPD@comunitrentini.it; sito web: </text:span><text:a xlink:type="simple" xlink:href="http://www.comunitrentini.it/" text:style-name="Internet_20_link" text:visited-style-name="Visited_20_Internet_20_Link"><text:span text:style-name="T10">http://www.comunitrentini.it</text:span></text:a><text:span text:style-name="T10">);</text:span></text:p>
            <text:p text:style-name="P14"><text:span text:style-name="T6">·</text:span><text:span text:style-name="T8"> </text:span>i dati vengono raccolti e trattati nell'ambito del procedimento per il quale la presente dichiarazione viene resa;</text:p>
            <text:p text:style-name="P14"><text:span text:style-name="T6">·</text:span><text:span text:style-name="T8"> </text:span>la base giuridica del trattamento consiste nell'esecuzione di un compito o di una funzione di interesse pubblico;</text:p>
            <text:p text:style-name="P14"><text:span text:style-name="T6">·</text:span><text:span text:style-name="T8"> </text:span>i dati vengono trattati con sistemi informatici e/o manuali, attraverso procedure adeguate a garantirne la sicurezza e la riservatezza;</text:p>
            <text:p text:style-name="P14"><text:span text:style-name="T6">·</text:span><text:span text:style-name="T8"> </text:span>i dati possono essere comunicati ad altri soggetti pubblici o privati che, secondo le norme, sono tenuti a conoscerli o possono conoscerli, nonché ai soggetti che sono titolari del diritto di accesso;</text:p>
            <text:p text:style-name="P14"><text:span text:style-name="T6">·</text:span><text:span text:style-name="T8"> </text:span>I dati sono oggetto di diffusione, nel rispetto del principio di minimizzazione, esclusivamente per l'ottemperanza agli obblighi di pubblicazione dei dati imposti dalla normativa vigente in materia di amministrazione trasparente;</text:p>
            <text:p text:style-name="P14"><text:span text:style-name="T6">·</text:span><text:span text:style-name="T8"> </text:span>I dati non sono oggetto di trasferimento all'estero;</text:p>
            <text:p text:style-name="P13"><text:span text:style-name="T7">·</text:span><text:span text:style-name="T9"> </text:span><text:span text:style-name="T10">i dati possono essere conosciuti dal responsabile o dagli incaricati del Servizio Attività edilizia sito in Trento, Via del Brennero n. 312, 38121 – Trento, tel. 0461/884798, fax 0461/884701, PEC: </text:span><text:a xlink:type="simple" xlink:href="mailto:servizio.attivitaedilizia@pec.comune.trento.it" text:style-name="Internet_20_link" text:visited-style-name="Visited_20_Internet_20_Link"><text:span text:style-name="T10">servizio.attivitaedilizia@pec.comune.trento.it</text:span></text:a><text:span text:style-name="T10">;</text:span></text:p>
            <text:p text:style-name="P14"><text:span text:style-name="T6">·</text:span><text:span text:style-name="T8"> </text:span>il conferimento dei dati ha natura obbligatoria per le finalità di cui sopra e per tutte quelle ausiliarie e connesse. Non fornire i dati comporta non osservare obblighi di legge e/o impedire che il Comune di Trento possa corrispondere alla richiesta connessa alla specifica finalità;</text:p>
            <text:p text:style-name="P14"><text:span text:style-name="T6">·</text:span><text:span text:style-name="T8"> </text:span>i dati sono conservati per il periodo strettamente necessario all'esecuzione del compito o della funzione di interesse pubblico e comunque a termini di legge;</text:p>
            <text:p text:style-name="P14"><text:span text:style-name="T6">·</text:span><text:span text:style-name="T8"> </text:span>i diritti dell'interessato sono: </text:p>
            <text:p text:style-name="P9"><text:span text:style-name="T6">-</text:span><text:span text:style-name="T8"> </text:span>richiedere la conferma dell'esistenza o meno dei dati che lo riguardano;</text:p>
            <text:p text:style-name="P9"><text:span text:style-name="T8">- </text:span>ottenere la loro comunicazione in forma intelligibile; </text:p>
            <text:p text:style-name="P9"><text:span text:style-name="T6">-</text:span><text:span text:style-name="T8"> </text:span>richiedere di conoscere l’origine dei dati personali, le finalità e modalità del trattamento, la logica applicata se il trattamento è effettuato con l’ausilio di strumenti elettronici; </text:p>
            <text:p text:style-name="P9"><text:span text:style-name="T6">-</text:span><text:span text:style-name="T8"> </text:span>ottenere la rettifica , la cancellazione, la limitazione, la trasformazione in forma anonima o il blocco dei dati trattati in violazione di legge; </text:p>
            <text:p text:style-name="P9"><text:span text:style-name="T6">-</text:span><text:span text:style-name="T8"> </text:span>richiedere la portabilità dei dati;</text:p>
            <text:p text:style-name="P9"><text:span text:style-name="T6">-</text:span><text:span text:style-name="T8"> </text:span>aggiornare, correggere o integrare i dati che lo riguardano; </text:p>
            <text:p text:style-name="P9"><text:span text:style-name="T6">-</text:span><text:span text:style-name="T8"> </text:span>opporsi, per motivi legittimi, al trattamento dei dati;</text:p>
            <text:p text:style-name="P9"><text:span text:style-name="T6">-</text:span><text:span text:style-name="T8"> </text:span>proporre reclamo al Garante per la protezione dei dati personali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1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weight="bold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e" style:font-family-generic="swiss" style:font-pitch="variabl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e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cm" fo:margin-right="0cm" fo:margin-top="0cm" fo:margin-bottom="0cm" loext:contextual-spacing="false" fo:text-align="justify" style:justify-single-word="false" fo:text-indent="-2cm" style:auto-text-indent="false" fo:keep-with-next="always">
        <style:tab-stops>
          <style:tab-stop style:position="0.751cm"/>
          <style:tab-stop style:position="12.002cm" style:type="center"/>
          <style:tab-stop style:position="15.923cm" style:type="right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>
        <style:tab-stops>
          <style:tab-stop style:position="17.5cm" style:type="right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Modulo 47801</text:p>
      </style:header>
      <style:footer>
        <text:p text:style-name="Footer">Pagina <text:page-number text:select-page="current">2</text:page-number><text:s/>di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Modulo 47801</text:p>
      </style:header>
      <style:footer>
        <text:p text:style-name="Footer">Pagina <text:page-number text:select-page="current">1</text:page-number><text:s/>di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5:45:43.53</meta:creation-date>
    <dc:date>2019-01-22T15:56:16.738000000</dc:date>
    <meta:editing-duration>PT13H17M24S</meta:editing-duration>
    <meta:editing-cycles>47</meta:editing-cycles>
    <meta:generator>LibreOffice/6.0.7.3$Windows_x86 LibreOffice_project/dc89aa7a9eabfd848af146d5086077aeed2ae4a5</meta:generator>
    <meta:document-statistic meta:table-count="0" meta:image-count="0" meta:object-count="0" meta:page-count="2" meta:paragraph-count="50" meta:word-count="538" meta:character-count="3853" meta:non-whitespace-character-count="3220"/>
  </office:meta>
</office:document-meta>
</file>